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ae00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99" draw:marker-start-width="0.35cm" draw:marker-end-width="0.35cm" draw:fill="solid" draw:fill-color="#cccc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ffff00" draw:opacity="100%" draw:textarea-vertical-align="middle" draw:auto-grow-height="false" fo:min-height="0.749cm" fo:min-width="0.499cm" draw:shadow-opacity="100%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3" draw:layer="layout" svg:width="5.5cm" svg:height="1.5cm" svg:x="11cm" svg:y="5cm">
          <text:p text:style-name="P1">Math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5.5cm" svg:height="1.5cm" svg:x="1.75cm" svg:y="0.5cm">
          <text:p text:style-name="P1">ASMLogo.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5.5cm" svg:height="1.5cm" svg:x="11cm" svg:y="2.5cm">
          <text:p text:style-name="P1">Math.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5.5cm" svg:height="1.5cm" svg:x="21.5cm" svg:y="2.5cm">
          <text:p text:style-name="P1">TurtleGUI.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6.5cm" svg:height="1.5cm" svg:x="1.25cm" svg:y="4.2cm">
          <text:p text:style-name="P1">LogoStaticSem.o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9" draw:layer="layout" svg:width="5.5cm" svg:height="1.5cm" svg:x="15.5cm" svg:y="0.5cm">
          <text:p text:style-name="P1">VMLogo.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5.5cm" svg:height="1.5cm" svg:x="21.5cm" svg:y="5cm">
          <text:p text:style-name="P1">TurtleGUI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7cm" svg:height="1.5cm" svg:x="19.5cm" svg:y="8cm">
          <text:p text:style-name="P1">TurtleControle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8cm" svg:height="1.5cm" svg:x="15cm" svg:y="11cm">
          <text:p text:style-name="P3">LogoVMSemantics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8cm" svg:height="1.5cm" svg:x="10.5cm" svg:y="14.5cm">
          <text:p text:style-name="P3">LogoDynSemantics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7cm" svg:height="1.5cm" svg:x="11cm" svg:y="18cm">
          <text:p text:style-name="P3">LogoSimulato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8cm" svg:height="1.5cm" svg:x="0.5cm" svg:y="18cm">
          <text:p text:style-name="P3">LogoNXCCompile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4.5cm" svg:y1="4.2cm" svg:x2="4.5cm" svg:y2="2cm" draw:start-shape="id1" draw:start-glue-point="0" draw:end-shape="id2" draw:end-glue-point="2">
          <text:p text:style-name="P3"/>
        </draw:connector>
        <draw:connector draw:style-name="gr5" draw:text-style-name="P2" draw:layer="layout" draw:type="line" svg:x1="13.75cm" svg:y1="5cm" svg:x2="13.75cm" svg:y2="4cm" draw:start-shape="id3" draw:start-glue-point="0" draw:end-shape="id4">
          <text:p text:style-name="P3"/>
        </draw:connector>
        <draw:connector draw:style-name="gr5" draw:text-style-name="P2" draw:layer="layout" draw:type="line" svg:x1="24.25cm" svg:y1="5cm" svg:x2="24.25cm" svg:y2="4cm" draw:start-shape="id5" draw:start-glue-point="0" draw:end-shape="id6" draw:end-glue-point="2">
          <text:p text:style-name="P3"/>
        </draw:connector>
        <draw:connector draw:style-name="gr5" draw:text-style-name="P2" draw:layer="layout" draw:type="lines" svg:x1="19cm" svg:y1="11cm" svg:x2="23cm" svg:y2="9.5cm" draw:start-shape="id7" draw:start-glue-point="0" draw:end-shape="id8" draw:end-glue-point="2">
          <text:p text:style-name="P3"/>
        </draw:connector>
        <draw:connector draw:style-name="gr5" draw:text-style-name="P2" draw:layer="layout" draw:type="lines" draw:line-skew="0cm 2.399cm" svg:x1="23cm" svg:y1="8cm" svg:x2="18.25cm" svg:y2="2cm" draw:start-shape="id8" draw:start-glue-point="0" draw:end-shape="id9" draw:end-glue-point="2">
          <text:p text:style-name="P3"/>
        </draw:connector>
        <draw:connector draw:style-name="gr5" draw:text-style-name="P2" draw:layer="layout" draw:type="lines" svg:x1="23cm" svg:y1="8cm" svg:x2="24.25cm" svg:y2="6.5cm" draw:start-shape="id8" draw:start-glue-point="0" draw:end-shape="id5" draw:end-glue-point="2">
          <text:p text:style-name="P3"/>
        </draw:connector>
        <draw:connector draw:style-name="gr5" draw:text-style-name="P2" draw:layer="layout" draw:type="lines" svg:x1="14.5cm" svg:y1="18cm" svg:x2="14.5cm" svg:y2="16cm" draw:start-shape="id10" draw:start-glue-point="0" draw:end-shape="id11" draw:end-glue-point="2">
          <text:p text:style-name="P3"/>
        </draw:connector>
        <draw:connector draw:style-name="gr5" draw:text-style-name="P2" draw:layer="layout" draw:type="lines" svg:x1="14.5cm" svg:y1="14.5cm" svg:x2="19cm" svg:y2="12.5cm" draw:start-shape="id11" draw:start-glue-point="0" draw:end-shape="id7" draw:end-glue-point="2">
          <text:p text:style-name="P3"/>
        </draw:connector>
        <draw:connector draw:style-name="gr5" draw:text-style-name="P2" draw:layer="layout" draw:type="lines" draw:line-skew="-3.4cm 0.399cm" svg:x1="4.5cm" svg:y1="18cm" svg:x2="4.5cm" svg:y2="5.7cm" draw:start-shape="id12" draw:start-glue-point="0" draw:end-shape="id1" draw:end-glue-point="2">
          <text:p text:style-name="P3"/>
        </draw:connector>
        <draw:connector draw:style-name="gr5" draw:text-style-name="P2" draw:layer="layout" draw:type="lines" draw:line-skew="0cm 0.399cm" svg:x1="14.5cm" svg:y1="14.5cm" svg:x2="4.5cm" svg:y2="5.7cm" draw:start-shape="id11" draw:start-glue-point="0" draw:end-shape="id1" draw:end-glue-point="2">
          <text:p text:style-name="P3"/>
        </draw:connector>
        <draw:connector draw:style-name="gr5" draw:text-style-name="P2" draw:layer="layout" draw:type="lines" svg:x1="19cm" svg:y1="11cm" svg:x2="13.75cm" svg:y2="6.5cm" draw:start-shape="id7" draw:start-glue-point="0" draw:end-shape="id3" draw:end-glue-point="2">
          <text:p text:style-name="P3"/>
        </draw:connector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5" draw:id="id15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4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6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8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3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0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17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1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19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3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2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4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13" draw:start-glue-point="0" draw:end-shape="id14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15" draw:start-glue-point="0" draw:end-shape="id16">
          <text:p text:style-name="P3"/>
        </draw:connector>
        <draw:connector draw:style-name="gr5" draw:text-style-name="P2" draw:layer="layout" draw:type="line" svg:x1="23.7cm" svg:y1="5.5cm" svg:x2="23.7cm" svg:y2="4cm" draw:start-shape="id17" draw:start-glue-point="0" draw:end-shape="id18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19" draw:start-glue-point="0" draw:end-shape="id20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21" draw:start-glue-point="0" draw:end-shape="id20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21" draw:start-glue-point="0" draw:end-shape="id17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22" draw:start-glue-point="0" draw:end-shape="id21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22" draw:start-glue-point="0" draw:end-shape="id19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22" draw:start-glue-point="0" draw:end-shape="id23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24" draw:start-glue-point="0" draw:end-shape="id13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23" draw:start-glue-point="0" draw:end-shape="id13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23" draw:start-glue-point="0" draw:end-shape="id15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7.6cm" svg:y="0.6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" draw:text-style-name="P5" draw:id="id27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6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28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30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2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32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9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33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31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35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34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36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25" draw:start-glue-point="0" draw:end-shape="id26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27" draw:start-glue-point="0" draw:end-shape="id28">
          <text:p text:style-name="P3"/>
        </draw:connector>
        <draw:connector draw:style-name="gr5" draw:text-style-name="P2" draw:layer="layout" draw:type="line" svg:x1="23.7cm" svg:y1="5.5cm" svg:x2="23.7cm" svg:y2="4cm" draw:start-shape="id29" draw:start-glue-point="0" draw:end-shape="id30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31" draw:start-glue-point="0" draw:end-shape="id32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33" draw:start-glue-point="0" draw:end-shape="id32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33" draw:start-glue-point="0" draw:end-shape="id29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34" draw:start-glue-point="0" draw:end-shape="id33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34" draw:start-glue-point="0" draw:end-shape="id31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34" draw:start-glue-point="0" draw:end-shape="id35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36" draw:start-glue-point="0" draw:end-shape="id25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35" draw:start-glue-point="0" draw:end-shape="id25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35" draw:start-glue-point="0" draw:end-shape="id27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7.5cm" svg:y="4.7cm">
          <text:p text:style-name="P1">LogoStaticSem.o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7.1cm" svg:y="4.2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" draw:text-style-name="P5" draw:id="id39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38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40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42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37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44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1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5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3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7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6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48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37" draw:start-glue-point="0" draw:end-shape="id38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39" draw:start-glue-point="0" draw:end-shape="id40">
          <text:p text:style-name="P3"/>
        </draw:connector>
        <draw:connector draw:style-name="gr5" draw:text-style-name="P2" draw:layer="layout" draw:type="line" svg:x1="23.7cm" svg:y1="5.5cm" svg:x2="23.7cm" svg:y2="4cm" draw:start-shape="id41" draw:start-glue-point="0" draw:end-shape="id42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43" draw:start-glue-point="0" draw:end-shape="id44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45" draw:start-glue-point="0" draw:end-shape="id44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45" draw:start-glue-point="0" draw:end-shape="id41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46" draw:start-glue-point="0" draw:end-shape="id45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46" draw:start-glue-point="0" draw:end-shape="id43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46" draw:start-glue-point="0" draw:end-shape="id47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48" draw:start-glue-point="0" draw:end-shape="id37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47" draw:start-glue-point="0" draw:end-shape="id37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47" draw:start-glue-point="0" draw:end-shape="id39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1.5cm" svg:x="1.3cm" svg:y="6cm">
          <text:p text:style-name="P1">Math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cm" svg:height="1.5cm" svg:x="1.3cm" svg:y="3cm">
          <text:p text:style-name="P1">Math.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1.5cm" svg:x="9.7cm" svg:y="9.7cm">
          <text:p text:style-name="P3">LogoDynSemantics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1cm" svg:y="2.6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1cm" svg:y="5.5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9.4cm" svg:y="9.2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" draw:text-style-name="P5" draw:id="id51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50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52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54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49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56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53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57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55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59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58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60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49" draw:start-glue-point="0" draw:end-shape="id50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51" draw:start-glue-point="0" draw:end-shape="id52">
          <text:p text:style-name="P3"/>
        </draw:connector>
        <draw:connector draw:style-name="gr5" draw:text-style-name="P2" draw:layer="layout" draw:type="line" svg:x1="23.7cm" svg:y1="5.5cm" svg:x2="23.7cm" svg:y2="4cm" draw:start-shape="id53" draw:start-glue-point="0" draw:end-shape="id54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55" draw:start-glue-point="0" draw:end-shape="id56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57" draw:start-glue-point="0" draw:end-shape="id56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57" draw:start-glue-point="0" draw:end-shape="id53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58" draw:start-glue-point="0" draw:end-shape="id57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58" draw:start-glue-point="0" draw:end-shape="id55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58" draw:start-glue-point="0" draw:end-shape="id59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60" draw:start-glue-point="0" draw:end-shape="id49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59" draw:start-glue-point="0" draw:end-shape="id49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59" draw:start-glue-point="0" draw:end-shape="id51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1.5cm" svg:x="14.5cm" svg:y="1cm">
          <text:p text:style-name="P1">VMLogo.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1.5cm" svg:x="15.1cm" svg:y="13cm">
          <text:p text:style-name="P3">LogoVMSemantics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14.1cm" svg:y="0.5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14.7cm" svg:y="12.5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" draw:text-style-name="P5" draw:id="id63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62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64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66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61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68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65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69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67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1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0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2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61" draw:start-glue-point="0" draw:end-shape="id62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63" draw:start-glue-point="0" draw:end-shape="id64">
          <text:p text:style-name="P3"/>
        </draw:connector>
        <draw:connector draw:style-name="gr5" draw:text-style-name="P2" draw:layer="layout" draw:type="line" svg:x1="23.7cm" svg:y1="5.5cm" svg:x2="23.7cm" svg:y2="4cm" draw:start-shape="id65" draw:start-glue-point="0" draw:end-shape="id66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67" draw:start-glue-point="0" draw:end-shape="id68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69" draw:start-glue-point="0" draw:end-shape="id68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69" draw:start-glue-point="0" draw:end-shape="id65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70" draw:start-glue-point="0" draw:end-shape="id69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70" draw:start-glue-point="0" draw:end-shape="id67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70" draw:start-glue-point="0" draw:end-shape="id71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72" draw:start-glue-point="0" draw:end-shape="id61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71" draw:start-glue-point="0" draw:end-shape="id61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71" draw:start-glue-point="0" draw:end-shape="id63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cm" svg:height="1.5cm" svg:x="20.95cm" svg:y="2.5cm">
          <text:p text:style-name="P1">TurtleGUI.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1.5cm" svg:x="20.95cm" svg:y="5.5cm">
          <text:p text:style-name="P1">TurtleGUI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20.2cm" svg:y="9.7cm">
          <text:p text:style-name="P1">TurtleControle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14cm" svg:y="17.5cm">
          <text:p text:style-name="P3">LogoSimulato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20.5cm" svg:y="2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20.5cm" svg:y="5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19.8cm" svg:y="9.3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8" draw:text-style-name="P2" draw:layer="layout" svg:width="1cm" svg:height="1cm" svg:x="13.6cm" svg:y="17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" draw:text-style-name="P5" draw:id="id75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74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76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78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73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80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7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81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79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83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82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84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73" draw:start-glue-point="0" draw:end-shape="id74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75" draw:start-glue-point="0" draw:end-shape="id76">
          <text:p text:style-name="P3"/>
        </draw:connector>
        <draw:connector draw:style-name="gr5" draw:text-style-name="P2" draw:layer="layout" draw:type="line" svg:x1="23.7cm" svg:y1="5.5cm" svg:x2="23.7cm" svg:y2="4cm" draw:start-shape="id77" draw:start-glue-point="0" draw:end-shape="id78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79" draw:start-glue-point="0" draw:end-shape="id80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81" draw:start-glue-point="0" draw:end-shape="id80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81" draw:start-glue-point="0" draw:end-shape="id77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82" draw:start-glue-point="0" draw:end-shape="id81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82" draw:start-glue-point="0" draw:end-shape="id79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82" draw:start-glue-point="0" draw:end-shape="id83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84" draw:start-glue-point="0" draw:end-shape="id73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83" draw:start-glue-point="0" draw:end-shape="id73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83" draw:start-glue-point="0" draw:end-shape="id75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cm" svg:height="1cm" svg:x="2cm" svg:y="17cm">
          <text:p text:style-name="P3"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1" draw:text-style-name="P5" draw:id="id87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86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88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90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8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92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89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93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91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95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94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96" draw:layer="layout" svg:width="8cm" svg:height="1.5cm" svg:x="2.4cm" svg:y="17.4cm">
          <text:p text:style-name="P3"><text:span text:style-name="T1">LogoNXCCompi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75cm" svg:y1="4.7cm" svg:x2="10.75cm" svg:y2="2.5cm" draw:start-shape="id85" draw:start-glue-point="0" draw:end-shape="id86" draw:end-glue-point="2">
          <text:p text:style-name="P3"/>
        </draw:connector>
        <draw:connector draw:style-name="gr5" draw:text-style-name="P2" draw:layer="layout" draw:type="line" svg:x1="4.05cm" svg:y1="6cm" svg:x2="4.05cm" svg:y2="4.5cm" draw:start-shape="id87" draw:start-glue-point="0" draw:end-shape="id88">
          <text:p text:style-name="P3"/>
        </draw:connector>
        <draw:connector draw:style-name="gr5" draw:text-style-name="P2" draw:layer="layout" draw:type="line" svg:x1="23.7cm" svg:y1="5.5cm" svg:x2="23.7cm" svg:y2="4cm" draw:start-shape="id89" draw:start-glue-point="0" draw:end-shape="id90" draw:end-glue-point="2">
          <text:p text:style-name="P3"/>
        </draw:connector>
        <draw:connector draw:style-name="gr5" draw:text-style-name="P2" draw:layer="layout" draw:type="lines" draw:line-skew="0cm 2.399cm" svg:x1="19.1cm" svg:y1="13cm" svg:x2="17.25cm" svg:y2="2.5cm" draw:start-shape="id91" draw:start-glue-point="0" draw:end-shape="id92" draw:end-glue-point="2">
          <text:p text:style-name="P3"/>
        </draw:connector>
        <draw:connector draw:style-name="gr5" draw:text-style-name="P2" draw:layer="layout" draw:type="lines" draw:line-skew="0cm 2.399cm" svg:x1="23.7cm" svg:y1="9.7cm" svg:x2="17.25cm" svg:y2="2.5cm" draw:start-shape="id93" draw:start-glue-point="0" draw:end-shape="id92" draw:end-glue-point="2">
          <text:p text:style-name="P3"/>
        </draw:connector>
        <draw:connector draw:style-name="gr5" draw:text-style-name="P2" draw:layer="layout" draw:type="lines" svg:x1="23.7cm" svg:y1="9.7cm" svg:x2="23.7cm" svg:y2="7cm" draw:start-shape="id93" draw:start-glue-point="0" draw:end-shape="id89" draw:end-glue-point="2">
          <text:p text:style-name="P3"/>
        </draw:connector>
        <draw:connector draw:style-name="gr5" draw:text-style-name="P2" draw:layer="layout" draw:type="lines" draw:line-skew="-0.4cm 2.899cm" svg:x1="17.5cm" svg:y1="17.5cm" svg:x2="23.7cm" svg:y2="11.2cm" draw:start-shape="id94" draw:start-glue-point="0" draw:end-shape="id93" draw:end-glue-point="2">
          <text:p text:style-name="P3"/>
        </draw:connector>
        <draw:connector draw:style-name="gr5" draw:text-style-name="P2" draw:layer="layout" draw:type="lines" draw:line-skew="-0.4cm 0.399cm" svg:x1="17.5cm" svg:y1="17.5cm" svg:x2="19.1cm" svg:y2="14.5cm" draw:start-shape="id94" draw:start-glue-point="0" draw:end-shape="id91">
          <text:p text:style-name="P3"/>
        </draw:connector>
        <draw:connector draw:style-name="gr5" draw:text-style-name="P2" draw:layer="layout" draw:type="lines" draw:line-skew="-0.4cm 2.399cm" svg:x1="17.5cm" svg:y1="17.5cm" svg:x2="13.7cm" svg:y2="11.2cm" draw:start-shape="id94" draw:start-glue-point="0" draw:end-shape="id95" draw:end-glue-point="2">
          <text:p text:style-name="P3"/>
        </draw:connector>
        <draw:connector draw:style-name="gr5" draw:text-style-name="P2" draw:layer="layout" draw:type="lines" draw:line-skew="-3.4cm 0.399cm" svg:x1="6.4cm" svg:y1="17.4cm" svg:x2="10.75cm" svg:y2="6.2cm" draw:start-shape="id96" draw:start-glue-point="0" draw:end-shape="id85" draw:end-glue-point="2">
          <text:p text:style-name="P3"/>
        </draw:connector>
        <draw:connector draw:style-name="gr5" draw:text-style-name="P2" draw:layer="layout" draw:type="lines" draw:line-skew="0cm 0.399cm" svg:x1="13.7cm" svg:y1="9.7cm" svg:x2="10.75cm" svg:y2="6.2cm" draw:start-shape="id95" draw:start-glue-point="0" draw:end-shape="id85" draw:end-glue-point="2">
          <text:p text:style-name="P3"/>
        </draw:connector>
        <draw:connector draw:style-name="gr5" draw:text-style-name="P2" draw:layer="layout" draw:type="lines" draw:line-skew="0cm 0.399cm" svg:x1="13.7cm" svg:y1="9.7cm" svg:x2="4.05cm" svg:y2="7.5cm" draw:start-shape="id95" draw:start-glue-point="0" draw:end-shape="id87" draw:end-glue-point="2">
          <text:p text:style-name="P3"/>
        </draw:connector>
        <draw:custom-shape draw:style-name="gr7" draw:text-style-name="P2" draw:layer="layout" svg:width="27cm" svg:height="19.5cm" svg:x="0.5cm" svg:y="0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8cm" svg:y="1cm">
          <text:p text:style-name="P1"><text:span text:style-name="T1">AS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7.5cm" svg:y="4.7cm">
          <text:p text:style-name="P1"><text:span text:style-name="T1">LogoStaticSem.o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5cm" svg:height="1.5cm" svg:x="1.3cm" svg:y="6cm">
          <text:p text:style-name="P1"><text:span text:style-name="T1">Math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cm" svg:height="1.5cm" svg:x="1.3cm" svg:y="3cm">
          <text:p text:style-name="P1"><text:span text:style-name="T1">Math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9.7cm" svg:y="9.7cm">
          <text:p text:style-name="P3"><text:span text:style-name="T1">LogoDyn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5cm" svg:height="1.5cm" svg:x="14.5cm" svg:y="1cm">
          <text:p text:style-name="P1"><text:span text:style-name="T1">VMLogo.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8cm" svg:height="1.5cm" svg:x="15.1cm" svg:y="13cm">
          <text:p text:style-name="P3"><text:span text:style-name="T1">LogoVMSemantics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5cm" svg:height="1.5cm" svg:x="20.95cm" svg:y="2.5cm">
          <text:p text:style-name="P1"><text:span text:style-name="T1">TurtleGU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5cm" svg:height="1.5cm" svg:x="20.95cm" svg:y="5.5cm">
          <text:p text:style-name="P1"><text:span text:style-name="T1">TurtleGUI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7cm" svg:height="1.5cm" svg:x="20.2cm" svg:y="9.7cm">
          <text:p text:style-name="P1"><text:span text:style-name="T1">TurtleControle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7cm" svg:height="1.5cm" svg:x="14cm" svg:y="17.5cm">
          <text:p text:style-name="P3"><text:span text:style-name="T1">LogoSimulator.k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1.5cm" svg:x="2.4cm" svg:y="17.4cm">
          <text:p text:style-name="P3">LogoNXCCompiler.km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7-06-27T11:15:44</meta:creation-date>
    <dc:date>2007-08-24T13:48:26</dc:date>
    <dc:language>fr-FR</dc:language>
    <meta:editing-cycles>10</meta:editing-cycles>
    <meta:editing-duration>PT59M55S</meta:editing-duration>
    <meta:user-defined meta:name="Info 1"/>
    <meta:user-defined meta:name="Info 2"/>
    <meta:user-defined meta:name="Info 3"/>
    <meta:user-defined meta:name="Info 4"/>
    <meta:document-statistic meta:object-count="288"/>
  </office:meta>
</office:document-meta>
</file>